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11.58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203cm"/>
    </style:style>
    <style:style style:name="co4" style:family="table-column">
      <style:table-column-properties fo:break-before="auto" style:column-width="14.771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商品デー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desc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amz</text:p>
          </table:table-cell>
          <table:table-cell table:style-name="ce3" office:value-type="string" calcext:value-type="string">
            <text:p>rak</text:p>
          </table:table-cell>
          <table:table-cell table:style-name="ce3" office:value-type="string" calcext:value-type="string">
            <text:p>yah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amz_p</text:p>
          </table:table-cell>
          <table:table-cell table:style-name="ce3" office:value-type="string" calcext:value-type="string">
            <text:p>rak_p</text:p>
          </table:table-cell>
          <table:table-cell table:style-name="ce3" office:value-type="string" calcext:value-type="string">
            <text:p>yah_p</text:p>
          </table:table-cell>
          <table:table-cell table:style-name="ce3" table:number-columns-repeated="16370"/>
        </table:table-row>
        <table:table-row table:style-name="ro2">
          <table:table-cell office:value-type="string" calcext:value-type="string">
            <text:p>ナチュラル チョイス 成犬用 ラム＆玄米 (皮膚被毛・涙やけケア・お悩み別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skin lamb tear</text:p>
          </table:table-cell>
          <table:table-cell office:value-type="string" calcext:value-type="string">
            <text:p>高品質なラム肉を使用。食物アレルギーに配慮し、健康な皮膚・被毛の維持をサポート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人気No.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office:value-type="float" office:value="1300" calcext:value-type="float">
            <text:p>130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ナチュラル チョイス 減量用 全犬種用 (体重管理・ダイエット・低カロリー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diet lamb</text:p>
          </table:table-cell>
          <table:table-cell office:value-type="string" calcext:value-type="string">
            <text:p>低カロリー・低脂質設計。肥満が気になる愛犬の健康的な減量をサポート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400" calcext:value-type="float">
            <text:p>240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ワイルド レシピ 鹿肉 (穀物不使用・成犬用・高タンパク・アレルギーケア)</text:p>
          </table:table-cell>
          <table:table-cell office:value-type="string" calcext:value-type="string">
            <text:p>Nutro</text:p>
          </table:table-cell>
          <table:table-cell office:value-type="string" calcext:value-type="string">
            <text:p>dog adult gf tear</text:p>
          </table:table-cell>
          <table:table-cell office:value-type="string" calcext:value-type="string">
            <text:p>野生の食性に近い高タンパク・穀物不使用レシピ。鹿肉を使用し、アレルギーや涙やけにも配慮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高タンパク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100" calcext:value-type="float">
            <text:p>4100</text:p>
          </table:table-cell>
          <table:table-cell office:value-type="float" office:value="4150" calcext:value-type="float">
            <text:p>415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シュプレモ 成犬用 (全犬種用・涙やけ・栄養バランス・ホリスティック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adult tear</text:p>
          </table:table-cell>
          <table:table-cell office:value-type="string" calcext:value-type="string">
            <text:p>17種類の厳選された自然素材をブレンド。栄養バランスに優れ、健康な体づくりを支え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Editor's Choic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2900" calcext:value-type="float">
            <text:p>290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シュプレモ 湖畔のレシピ ラム (穀物不使用・成犬用・涙やけケア・アレルギー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adult gf lamb tear</text:p>
          </table:table-cell>
          <table:table-cell office:value-type="string" calcext:value-type="string">
            <text:p>ラム肉を第一主原料に使用。穀物不使用で消化に優しく、目元の健康（涙やけ）が気になる子にも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シュプレモ エイジングケア (シニア犬用・高齢犬・関節ケア・健康維持)</text:p>
          </table:table-cell>
          <table:table-cell office:value-type="string" calcext:value-type="string">
            <text:p>Supremo</text:p>
          </table:table-cell>
          <table:table-cell office:value-type="string" calcext:value-type="string">
            <text:p>dog senior joint tear</text:p>
          </table:table-cell>
          <table:table-cell office:value-type="string" calcext:value-type="string">
            <text:p>シニア期の健康維持に配慮。関節の健康を守る栄養素と、高い消化性を兼ね備えてい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50" calcext:value-type="float">
            <text:p>4050</text:p>
          </table:table-cell>
          <table:table-cell office:value-type="float" office:value="3950" calcext:value-type="float">
            <text:p>395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ロイヤルカナン ミニ デンタル ケア (小型犬用・歯垢・歯石・歯の健康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dog adult tooth</text:p>
          </table:table-cell>
          <table:table-cell office:value-type="string" calcext:value-type="string">
            <text:p>歯垢・歯石が気になる小型犬用。独自の粒形状で、噛むことで歯の汚れを落と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450" calcext:value-type="float">
            <text:p>145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ロイヤルカナン ダーマコンフォート (皮膚被毛・涙やけ・アレルギー配慮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dog adult skin tear</text:p>
          </table:table-cell>
          <table:table-cell office:value-type="string" calcext:value-type="string">
            <text:p>皮膚が敏感な犬用。オメガ3・6脂肪酸を配合し、健康な皮膚の状態を維持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/>
          <table:table-cell office:value-type="string" calcext:value-type="string">
            <text:p>公式サイト限定特典あり</text:p>
          </table:table-cell>
          <table:table-cell office:value-type="float" office:value="2800" calcext:value-type="float">
            <text:p>2800</text:p>
          </table:table-cell>
          <table:table-cell office:value-type="float" office:value="2750" calcext:value-type="float">
            <text:p>2750</text:p>
          </table:table-cell>
          <table:table-cell office:value-type="float" office:value="2900" calcext:value-type="float">
            <text:p>290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ロイヤルカナン ユリナリー ケア (猫用・尿路健康・結石予防・腎臓)</text:p>
          </table:table-cell>
          <table:table-cell office:value-type="string" calcext:value-type="string">
            <text:p>Royal Canin</text:p>
          </table:table-cell>
          <table:table-cell office:value-type="string" calcext:value-type="string">
            <text:p>cat adult kidney</text:p>
          </table:table-cell>
          <table:table-cell office:value-type="string" calcext:value-type="string">
            <text:p>健康な尿を維持したい猫用。ミネラルバランスを調整し、尿路結石の形成を抑制しま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1950" calcext:value-type="float">
            <text:p>195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シーバ デュオ まぐろ味セレクション (猫用・食いつき・おやつ・偏食)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cat adult appetite</text:p>
          </table:table-cell>
          <table:table-cell office:value-type="string" calcext:value-type="string">
            <text:p>外はカリカリ、中はクリーミー。食欲にムラがある猫ちゃんも喜ぶ贅沢な味わいです。</text:p>
          </table:table-cell>
          <table:table-cell office:value-type="string" calcext:value-type="string">
            <text:p>https://unsplash.com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table:number-columns-repeated="16370"/>
        </table:table-row>
      </table:table>
      <table:table table:name="許可リスト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タグ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犬用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猫用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涙やけケア</text:p>
          </table:table-cell>
        </table:table-row>
        <table:table-row table:style-name="ro2">
          <table:table-cell office:value-type="string" calcext:value-type="string">
            <text:p>gf</text:p>
          </table:table-cell>
          <table:table-cell office:value-type="string" calcext:value-type="string">
            <text:p>穀物不使用 (Grain Free)</text:p>
          </table:table-cell>
        </table:table-row>
        <table:table-row table:style-name="ro1">
          <table:table-cell office:value-type="string" calcext:value-type="string">
            <text:p>diet</text:p>
          </table:table-cell>
          <table:table-cell office:value-type="string" calcext:value-type="string">
            <text:p>体重管理・ダイエット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腎臓・尿路健康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シニア・高齢犬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成犬用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皮膚・被毛ケア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ラム肉使用</text:p>
          </table:table-cell>
        </table:table-row>
        <table:table-row table:style-name="ro1">
          <table:table-cell office:value-type="string" calcext:value-type="string">
            <text:p>venison</text:p>
          </table:table-cell>
          <table:table-cell office:value-type="string" calcext:value-type="string">
            <text:p>鹿肉使用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関節ケア</text:p>
          </table:table-cell>
        </table:table-row>
        <table:table-row table:style-name="ro1">
          <table:table-cell office:value-type="string" calcext:value-type="string">
            <text:p>tooth</text:p>
          </table:table-cell>
          <table:table-cell office:value-type="string" calcext:value-type="string">
            <text:p>歯垢・歯石ケア</text:p>
          </table:table-cell>
        </table:table-row>
        <table:table-row table:style-name="ro1">
          <table:table-cell office:value-type="string" calcext:value-type="string">
            <text:p>appetite</text:p>
          </table:table-cell>
          <table:table-cell office:value-type="string" calcext:value-type="string">
            <text:p>食いつき・偏食対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00/00/00</text:date>, <text:time style:data-style-name="N2" text:time-value="00:41:23.3365606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9T00:34:04.372607848</dc:date>
    <meta:editing-duration>PT8H42M5S</meta:editing-duration>
    <meta:editing-cycles>3</meta:editing-cycles>
    <meta:document-statistic meta:table-count="2" meta:cell-count="168" meta:object-count="0"/>
  </office:meta>
</office:document-meta>
</file>